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style:style style:name="ce1" style:family="table-cell" style:parent-style-name="Default" style:data-style-name="N102"/>
    <style:style style:name="ce2" style:family="table-cell" style:parent-style-name="Default" style:data-style-name="N0"/>
    <style:style style:name="ce3" style:family="table-cell" style:parent-style-name="Default" style:data-style-name="N11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row table:style-name="ro1">
          <table:table-cell office:value-type="string" calcext:value-type="string">
            <text:p>Spending Category</text:p>
          </table:table-cell>
          <table:table-cell office:value-type="string" calcext:value-type="string">
            <text:p>value (in dollars)</text:p>
          </table:table-cell>
          <table:table-cell office:value-type="string" calcext:value-type="string">
            <text:p>percent</text:p>
          </table:table-cell>
          <table:table-cell table:style-name="Default" office:value-type="string" calcext:value-type="string">
            <text:p>value in millions of dollars</text:p>
          </table:table-cell>
        </table:table-row>
        <table:table-row table:style-name="ro1">
          <table:table-cell office:value-type="string" calcext:value-type="string">
            <text:p>Sworn <text:s/>Salaries</text:p>
          </table:table-cell>
          <table:table-cell table:style-name="ce2" office:value-type="float" office:value="97166140" calcext:value-type="float">
            <text:p>97166140</text:p>
          </table:table-cell>
          <table:table-cell table:formula="of:=([.B2]/[.$B$14])" office:value-type="percentage" office:value="0.351288899334498" calcext:value-type="percentage">
            <text:p>35.13%</text:p>
          </table:table-cell>
          <table:table-cell table:formula="of:=[.B2]/1000000" office:value-type="currency" office:currency="USD" office:value="97.16614" calcext:value-type="currency">
            <text:p>$97.17</text:p>
          </table:table-cell>
        </table:table-row>
        <table:table-row table:style-name="ro1">
          <table:table-cell office:value-type="string" calcext:value-type="string">
            <text:p>Sworn Retirement</text:p>
          </table:table-cell>
          <table:table-cell office:value-type="currency" office:currency="USD" office:value="34708039" calcext:value-type="currency">
            <text:p>$34,708,039.00</text:p>
          </table:table-cell>
          <table:table-cell table:formula="of:=([.B3]/[.$B$14])" office:value-type="percentage" office:value="0.125481457001058" calcext:value-type="percentage">
            <text:p>12.55%</text:p>
          </table:table-cell>
          <table:table-cell table:formula="of:=[.B3]/1000000" office:value-type="currency" office:currency="USD" office:value="34.708039" calcext:value-type="currency">
            <text:p>$34.71</text:p>
          </table:table-cell>
        </table:table-row>
        <table:table-row table:style-name="ro1">
          <table:table-cell office:value-type="string" calcext:value-type="string">
            <text:p>Sworn Fringe Benefits</text:p>
          </table:table-cell>
          <table:table-cell office:value-type="currency" office:currency="USD" office:value="32107862" calcext:value-type="currency">
            <text:p>$32,107,862.00</text:p>
          </table:table-cell>
          <table:table-cell table:formula="of:=([.B4]/[.$B$14])" office:value-type="percentage" office:value="0.116080925947701" calcext:value-type="percentage">
            <text:p>11.61%</text:p>
          </table:table-cell>
          <table:table-cell table:formula="of:=[.B4]/1000000" office:value-type="currency" office:currency="USD" office:value="32.107862" calcext:value-type="currency">
            <text:p>$32.11</text:p>
          </table:table-cell>
        </table:table-row>
        <table:table-row table:style-name="ro1">
          <table:table-cell office:value-type="string" calcext:value-type="string">
            <text:p>Civilian Salaries</text:p>
          </table:table-cell>
          <table:table-cell office:value-type="currency" office:currency="USD" office:value="26022910" calcext:value-type="currency">
            <text:p>$26,022,910.00</text:p>
          </table:table-cell>
          <table:table-cell table:formula="of:=([.B5]/[.$B$14])" office:value-type="percentage" office:value="0.0940817388792093" calcext:value-type="percentage">
            <text:p>9.41%</text:p>
          </table:table-cell>
          <table:table-cell table:formula="of:=[.B5]/1000000" office:value-type="currency" office:currency="USD" office:value="26.02291" calcext:value-type="currency">
            <text:p>$26.02</text:p>
          </table:table-cell>
        </table:table-row>
        <table:table-row table:style-name="ro1">
          <table:table-cell office:value-type="string" calcext:value-type="string">
            <text:p>Internal Services &amp; Work Orders</text:p>
          </table:table-cell>
          <table:table-cell office:value-type="currency" office:currency="USD" office:value="25180378" calcext:value-type="currency">
            <text:p>$25,180,378.00</text:p>
          </table:table-cell>
          <table:table-cell table:formula="of:=([.B6]/[.$B$14])" office:value-type="percentage" office:value="0.0910356969253549" calcext:value-type="percentage">
            <text:p>9.10%</text:p>
          </table:table-cell>
          <table:table-cell table:formula="of:=[.B6]/1000000" office:value-type="currency" office:currency="USD" office:value="25.180378" calcext:value-type="currency">
            <text:p>$25.18</text:p>
          </table:table-cell>
        </table:table-row>
        <table:table-row table:style-name="ro1">
          <table:table-cell office:value-type="string" calcext:value-type="string">
            <text:p>Sworn Overtime</text:p>
          </table:table-cell>
          <table:table-cell office:value-type="currency" office:currency="USD" office:value="11759330" calcext:value-type="currency">
            <text:p>$11,759,330.00</text:p>
          </table:table-cell>
          <table:table-cell table:formula="of:=([.B7]/[.$B$14])" office:value-type="percentage" office:value="0.0425140084046885" calcext:value-type="percentage">
            <text:p>4.25%</text:p>
          </table:table-cell>
          <table:table-cell table:formula="of:=[.B7]/1000000" office:value-type="currency" office:currency="USD" office:value="11.75933" calcext:value-type="currency">
            <text:p>$11.76</text:p>
          </table:table-cell>
        </table:table-row>
        <table:table-row table:style-name="ro1">
          <table:table-cell office:value-type="string" calcext:value-type="string">
            <text:p><text:s/>Contract Services</text:p>
          </table:table-cell>
          <table:table-cell office:value-type="currency" office:currency="USD" office:value="10756485" calcext:value-type="currency">
            <text:p>$10,756,485.00</text:p>
          </table:table-cell>
          <table:table-cell table:formula="of:=([.B8]/[.$B$14])" office:value-type="percentage" office:value="0.0388883800093122" calcext:value-type="percentage">
            <text:p>3.89%</text:p>
          </table:table-cell>
          <table:table-cell table:formula="of:=[.B8]/1000000" office:value-type="currency" office:currency="USD" office:value="10.756485" calcext:value-type="currency">
            <text:p>$10.76</text:p>
          </table:table-cell>
        </table:table-row>
        <table:table-row table:style-name="ro1">
          <table:table-cell office:value-type="string" calcext:value-type="string">
            <text:p>Civilian Retirement</text:p>
          </table:table-cell>
          <table:table-cell office:value-type="currency" office:currency="USD" office:value="9264179" calcext:value-type="currency">
            <text:p>$9,264,179.00</text:p>
          </table:table-cell>
          <table:table-cell table:formula="of:=([.B9]/[.$B$14])" office:value-type="percentage" office:value="0.0334931823384954" calcext:value-type="percentage">
            <text:p>3.35%</text:p>
          </table:table-cell>
          <table:table-cell table:formula="of:=[.B9]/1000000" office:value-type="currency" office:currency="USD" office:value="9.264179" calcext:value-type="currency">
            <text:p>$9.26</text:p>
          </table:table-cell>
        </table:table-row>
        <table:table-row table:style-name="ro1">
          <table:table-cell office:value-type="string" calcext:value-type="string">
            <text:p>Civilian Fringe Benefits</text:p>
          </table:table-cell>
          <table:table-cell office:value-type="currency" office:currency="USD" office:value="8995090" calcext:value-type="currency">
            <text:p>$8,995,090.00</text:p>
          </table:table-cell>
          <table:table-cell table:formula="of:=([.B10]/[.$B$14])" office:value-type="percentage" office:value="0.0325203333745145" calcext:value-type="percentage">
            <text:p>3.25%</text:p>
          </table:table-cell>
          <table:table-cell table:formula="of:=[.B10]/1000000" office:value-type="currency" office:currency="USD" office:value="8.99509" calcext:value-type="currency">
            <text:p>$9.00</text:p>
          </table:table-cell>
        </table:table-row>
        <table:table-row table:style-name="ro1">
          <table:table-cell office:value-type="string" calcext:value-type="string">
            <text:p>Allowances &amp; Premiums</text:p>
          </table:table-cell>
          <table:table-cell office:value-type="currency" office:currency="USD" office:value="8750437" calcext:value-type="currency">
            <text:p>$8,750,437.00</text:p>
          </table:table-cell>
          <table:table-cell table:formula="of:=([.B11]/[.$B$14])" office:value-type="percentage" office:value="0.0316358289258569" calcext:value-type="percentage">
            <text:p>3.16%</text:p>
          </table:table-cell>
          <table:table-cell table:formula="of:=[.B11]/1000000" office:value-type="currency" office:currency="USD" office:value="8.750437" calcext:value-type="currency">
            <text:p>$8.75</text:p>
          </table:table-cell>
        </table:table-row>
        <table:table-row table:style-name="ro1">
          <table:table-cell office:value-type="string" calcext:value-type="string">
            <text:p>Services &amp; Supplies</text:p>
          </table:table-cell>
          <table:table-cell office:value-type="currency" office:currency="USD" office:value="8527492" calcext:value-type="currency">
            <text:p>$8,527,492.00</text:p>
          </table:table-cell>
          <table:table-cell table:formula="of:=([.B12]/[.$B$14])" office:value-type="percentage" office:value="0.0308298063375136" calcext:value-type="percentage">
            <text:p>3.08%</text:p>
          </table:table-cell>
          <table:table-cell table:formula="of:=[.B12]/1000000" office:value-type="currency" office:currency="USD" office:value="8.527492" calcext:value-type="currency">
            <text:p>$8.53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currency" office:currency="USD" office:value="3360606" calcext:value-type="currency">
            <text:p>$3,360,606.00</text:p>
          </table:table-cell>
          <table:table-cell table:formula="of:=([.B13]/[.$B$14])" office:value-type="percentage" office:value="0.0121497425217973" calcext:value-type="percentage">
            <text:p>1.21%</text:p>
          </table:table-cell>
          <table:table-cell table:formula="of:=[.B13]/1000000" office:value-type="currency" office:currency="USD" office:value="3.360606" calcext:value-type="currency">
            <text:p>$3.36</text:p>
          </table:table-cell>
        </table:table-row>
        <table:table-row table:style-name="ro1">
          <table:table-cell office:value-type="string" calcext:value-type="string">
            <text:p>Grand Sum</text:p>
          </table:table-cell>
          <table:table-cell office:value-type="currency" office:currency="USD" office:value="276598948" calcext:value-type="currency">
            <text:p>$276,598,948.00</text:p>
          </table:table-cell>
          <table:table-cell table:formula="of:=SUM([.C2:.C13])" office:value-type="percentage" office:value="1" calcext:value-type="percentage">
            <text:p>100.00%</text:p>
          </table:table-cell>
          <table:table-cell table:formula="of:=[.B14]/1000000" office:value-type="currency" office:currency="USD" office:value="276.598948" calcext:value-type="currency">
            <text:p>$276.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/00/0000</text:date>, <text:time style:data-style-name="N2" text:time-value="14:38:06.9862052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23:31:15.567415153</meta:creation-date>
    <dc:date>2019-04-23T14:38:58.496525555</dc:date>
    <meta:editing-duration>PT1M30S</meta:editing-duration>
    <meta:editing-cycles>2</meta:editing-cycles>
    <meta:generator>LibreOffice/6.0.7.3$Linux_X86_64 LibreOffice_project/00m0$Build-3</meta:generator>
    <meta:document-statistic meta:table-count="1" meta:cell-count="56" meta:object-count="0"/>
  </office:meta>
</office:document-meta>
</file>